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549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2" table:number-rows-repeated="183">
          <table:table-cell table:number-columns-repeated="4"/>
        </table:table-row>
        <table:table-row table:style-name="ro2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2" table:number-rows-repeated="115">
          <table:table-cell table:number-columns-repeated="4"/>
        </table:table-row>
        <table:table-row table:style-name="ro2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2" table:number-rows-repeated="170">
          <table:table-cell table:number-columns-repeated="4"/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8">00/00/0000</text:date>, <text:time style:data-style-name="N2" text:time-value="16:51:54.7238694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10T13:05:30.418898198</meta:creation-date>
    <dc:date>2025-01-08T16:52:00.949071469</dc:date>
    <meta:editing-duration>PT1M39S</meta:editing-duration>
    <meta:editing-cycles>4</meta:editing-cycles>
    <meta:generator>LibreOffice/24.8.1.2$Linux_X86_64 LibreOffice_project/480$Build-2</meta:generator>
    <meta:document-statistic meta:table-count="1" meta:cell-count="7" meta:object-count="0"/>
  </office:meta>
</office:document-meta>
</file>